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0C0000000C23D4A14BCAECE00D.gif" manifest:media-type="image/gif"/>
  <manifest:file-entry manifest:full-path="Pictures/100006A20000018D0000018DB3B6DC61F342ADE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text-align="end" style:justify-single-word="false" style:writing-mode="rl-tb"/>
      <style:text-properties fo:color="#00864b" style:font-name="Nazli" fo:font-size="20pt" fo:font-weight="bold" officeooo:paragraph-rsid="001afcd8" fo:background-color="transparent" style:font-size-asian="20pt" style:font-weight-asian="bold" style:font-name-complex="Nazli" style:font-size-complex="20pt" style:font-weight-complex="bold"/>
    </style:style>
    <style:style style:name="P2" style:family="paragraph" style:parent-style-name="Preformatted_20_Text">
      <style:paragraph-properties fo:margin-top="0in" fo:margin-bottom="0in" loext:contextual-spacing="false" fo:text-align="end" style:justify-single-word="false" style:writing-mode="rl-tb"/>
      <style:text-properties fo:color="#00864b" style:font-name="Nazli" fo:font-size="20pt" fo:font-weight="bold" officeooo:paragraph-rsid="002af74a" fo:background-color="transparent" style:font-size-asian="20pt" style:font-weight-asian="bold" style:font-name-complex="Nazli" style:font-size-complex="20pt" style:font-weight-complex="bold"/>
    </style:style>
    <style:style style:name="P3" style:family="paragraph" style:parent-style-name="Preformatted_20_Text">
      <style:paragraph-properties fo:margin-top="0in" fo:margin-bottom="0in" loext:contextual-spacing="false" fo:text-align="end" style:justify-single-word="false" style:writing-mode="lr-tb"/>
      <style:text-properties style:font-name="Nazli" fo:font-size="14pt" officeooo:paragraph-rsid="000a8efc" style:font-size-asian="14pt" style:font-name-complex="Nazli" style:font-size-complex="14pt"/>
    </style:style>
    <style:style style:name="P4" style:family="paragraph" style:parent-style-name="Preformatted_20_Text">
      <style:paragraph-properties fo:margin-top="0in" fo:margin-bottom="0in" loext:contextual-spacing="false" fo:text-align="end" style:justify-single-word="false" style:writing-mode="lr-tb"/>
      <style:text-properties style:font-name="Nazli" fo:font-size="14pt" officeooo:paragraph-rsid="001afcd8" style:font-size-asian="14pt" style:font-name-complex="Nazli" style:font-size-complex="14pt"/>
    </style:style>
    <style:style style:name="P5" style:family="paragraph" style:parent-style-name="Preformatted_20_Text">
      <style:paragraph-properties fo:margin-top="0in" fo:margin-bottom="0in" loext:contextual-spacing="false" fo:text-align="end" style:justify-single-word="false" style:writing-mode="lr-tb"/>
      <style:text-properties style:font-name="Nazli" fo:font-size="14pt" officeooo:paragraph-rsid="002af74a" style:font-size-asian="14pt" style:font-name-complex="Nazli" style:font-size-complex="14pt"/>
    </style:style>
    <style:style style:name="P6" style:family="paragraph" style:parent-style-name="Preformatted_20_Text">
      <style:paragraph-properties fo:margin-top="0in" fo:margin-bottom="0in" loext:contextual-spacing="false" fo:text-align="end" style:justify-single-word="false" style:writing-mode="lr-tb"/>
      <style:text-properties style:font-name="Nazli" fo:font-size="14pt" officeooo:rsid="001ba6d3" officeooo:paragraph-rsid="002af74a" style:font-size-asian="14pt" style:font-name-complex="Nazli" style:font-size-complex="14pt"/>
    </style:style>
    <style:style style:name="P7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5pt" fo:font-weight="bold" officeooo:rsid="00337cad" officeooo:paragraph-rsid="00337cad" style:font-size-asian="15pt" style:font-weight-asian="bold" style:font-name-complex="Nazli" style:font-size-complex="15pt" style:font-weight-complex="bold"/>
    </style:style>
    <style:style style:name="P8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fo:font-weight="bold" officeooo:rsid="003424a2" officeooo:paragraph-rsid="003424a2" style:font-size-asian="14pt" style:font-weight-asian="bold" style:font-name-complex="Nazli" style:font-size-complex="14pt" style:font-weight-complex="bold"/>
    </style:style>
    <style:style style:name="P9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fo:font-weight="bold" officeooo:rsid="00592e6c" officeooo:paragraph-rsid="00592e6c" style:font-name-asian="DejaVu Sans Mono" style:font-size-asian="14pt" style:font-weight-asian="bold" style:font-name-complex="Nazli" style:font-size-complex="14pt" style:font-weight-complex="bold"/>
    </style:style>
    <style:style style:name="P10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style:font-size-asian="14pt" style:font-name-complex="Nazli" style:font-size-complex="14pt"/>
    </style:style>
    <style:style style:name="P11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officeooo:paragraph-rsid="00337cad" style:font-size-asian="14pt" style:font-name-complex="Nazli" style:font-size-complex="14pt"/>
    </style:style>
    <style:style style:name="P12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officeooo:paragraph-rsid="00039876" style:font-size-asian="14pt" style:font-name-complex="Nazli" style:font-size-complex="14pt"/>
    </style:style>
    <style:style style:name="P13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officeooo:paragraph-rsid="00592e6c" style:font-size-asian="14pt" style:font-name-complex="Nazli" style:font-size-complex="14pt"/>
    </style:style>
    <style:style style:name="P14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officeooo:paragraph-rsid="001ba6d3" style:font-size-asian="14pt" style:font-name-complex="Nazli" style:font-size-complex="14pt"/>
    </style:style>
    <style:style style:name="P15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fo:font-weight="normal" officeooo:rsid="00417564" officeooo:paragraph-rsid="00417564" style:font-size-asian="14pt" style:font-weight-asian="normal" style:font-name-complex="Nazli" style:font-size-complex="14pt" style:font-weight-complex="normal"/>
    </style:style>
    <style:style style:name="P16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style:font-name="Nazli" fo:font-size="14pt" fo:font-weight="normal" officeooo:rsid="00592e6c" officeooo:paragraph-rsid="00592e6c" style:font-name-asian="DejaVu Sans Mono" style:font-size-asian="14pt" style:font-weight-asian="normal" style:font-name-complex="Nazli" style:font-size-complex="14pt" style:font-weight-complex="normal"/>
    </style:style>
    <style:style style:name="P17" style:family="paragraph" style:parent-style-name="Preformatted_20_Text">
      <style:paragraph-properties fo:margin-top="0in" fo:margin-bottom="0in" loext:contextual-spacing="false" fo:text-align="end" style:justify-single-word="false" style:writing-mode="rl-tb"/>
      <style:text-properties style:font-name="Nazli" fo:font-size="14pt" fo:font-weight="normal" officeooo:rsid="00592e6c" officeooo:paragraph-rsid="00592e6c" style:font-name-asian="DejaVu Sans Mono" style:font-size-asian="14pt" style:font-weight-asian="normal" style:font-name-complex="Nazli" style:font-size-complex="14pt" style:font-weight-complex="normal"/>
    </style:style>
    <style:style style:name="P18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</style:style>
    <style:style style:name="P19" style:family="paragraph" style:parent-style-name="Preformatted_20_Text" style:list-style-name="L1">
      <style:paragraph-properties fo:margin-top="0in" fo:margin-bottom="0in" loext:contextual-spacing="false" fo:text-align="end" style:justify-single-word="false" style:writing-mode="rl-tb"/>
      <style:text-properties officeooo:paragraph-rsid="00592e6c"/>
    </style:style>
    <style:style style:name="P20" style:family="paragraph" style:parent-style-name="Preformatted_20_Text">
      <style:paragraph-properties fo:margin-top="0in" fo:margin-bottom="0in" loext:contextual-spacing="false" fo:text-align="end" style:justify-single-word="false" fo:break-before="page" style:writing-mode="lr-tb"/>
      <style:text-properties style:font-name="Nazli" fo:font-size="14pt" officeooo:paragraph-rsid="00198449" style:font-size-asian="14pt" style:font-name-complex="Nazli" style:font-size-complex="14pt"/>
    </style:style>
    <style:style style:name="P21" style:family="paragraph" style:parent-style-name="Preformatted_20_Text">
      <style:paragraph-properties fo:margin-top="0in" fo:margin-bottom="0in" loext:contextual-spacing="false" fo:text-align="end" style:justify-single-word="false" style:writing-mode="lr-tb"/>
      <style:text-properties style:font-name="Nazli" fo:font-size="14pt" officeooo:paragraph-rsid="002af74a" style:font-size-asian="14pt" style:font-name-complex="Nazli" style:font-size-complex="14pt"/>
    </style:style>
    <style:style style:name="P22" style:family="paragraph" style:parent-style-name="Preformatted_20_Text" style:list-style-name="L2">
      <style:paragraph-properties fo:text-align="end" style:justify-single-word="false" style:writing-mode="rl-tb"/>
      <style:text-properties style:font-name="Nazli" fo:font-size="14pt" style:font-size-asian="14pt" style:font-name-complex="Nazli" style:font-size-complex="14pt"/>
    </style:style>
    <style:style style:name="P23" style:family="paragraph" style:parent-style-name="Preformatted_20_Text" style:list-style-name="L2">
      <style:paragraph-properties fo:text-align="end" style:justify-single-word="false" style:writing-mode="rl-tb"/>
      <style:text-properties style:font-name="Nazli" fo:font-size="14pt" officeooo:paragraph-rsid="0055dd43" style:font-size-asian="14pt" style:font-name-complex="Nazli" style:font-size-complex="14pt"/>
    </style:style>
    <style:style style:name="P24" style:family="paragraph" style:parent-style-name="Preformatted_20_Text" style:list-style-name="L2">
      <style:paragraph-properties fo:text-align="end" style:justify-single-word="false" style:writing-mode="rl-tb"/>
      <style:text-properties officeooo:paragraph-rsid="0055dd43"/>
    </style:style>
    <style:style style:name="P25" style:family="paragraph">
      <style:paragraph-properties fo:text-align="center"/>
    </style:style>
    <style:style style:name="P2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-color="#00864b"/>
    </style:style>
    <style:style style:name="P29" style:family="paragraph">
      <loext:graphic-properties draw:fill="none" draw:fill-color="#ffffff"/>
      <style:text-properties fo:font-weight="bold" style:font-weight-asian="bold" style:font-name-complex="Nazli" style:font-weight-complex="bold"/>
    </style:style>
    <style:style style:name="P30" style:family="paragraph">
      <loext:graphic-properties draw:fill="none" draw:fill-color="#ffffff"/>
      <style:text-properties style:text-outline="false" fo:font-size="14pt" fo:text-shadow="none" fo:font-weight="bold" style:font-size-asian="14pt" style:font-weight-asian="bold" style:font-name-complex="Nazli" style:font-size-complex="14pt" style:font-weight-complex="bold"/>
    </style:style>
    <style:style style:name="P31" style:family="paragraph">
      <loext:graphic-properties draw:fill="none" draw:fill-color="#ffffff"/>
      <style:text-properties style:text-outline="true" fo:font-size="48pt" fo:text-shadow="none" style:font-size-asian="48pt" style:font-size-complex="48pt"/>
    </style:style>
    <style:style style:name="P32" style:family="paragraph">
      <loext:graphic-properties draw:fill="none"/>
    </style:style>
    <style:style style:name="T1" style:family="text">
      <style:text-properties officeooo:rsid="00039876"/>
    </style:style>
    <style:style style:name="T2" style:family="text">
      <style:text-properties officeooo:rsid="00076d4b"/>
    </style:style>
    <style:style style:name="T3" style:family="text">
      <style:text-properties officeooo:rsid="00283ceb"/>
    </style:style>
    <style:style style:name="T4" style:family="text">
      <style:text-properties officeooo:rsid="002c74b0"/>
    </style:style>
    <style:style style:name="T5" style:family="text">
      <style:text-properties style:font-name="Nazli" fo:font-size="14pt" style:font-size-asian="14pt" style:font-name-complex="Nazli" style:font-size-complex="14pt"/>
    </style:style>
    <style:style style:name="T6" style:family="text">
      <style:text-properties style:font-name="Nazli" fo:font-size="14pt" officeooo:rsid="00360f88" style:font-size-asian="14pt" style:font-name-complex="Nazli" style:font-size-complex="14pt"/>
    </style:style>
    <style:style style:name="T7" style:family="text">
      <style:text-properties style:font-name="Nazli" fo:font-size="14pt" officeooo:rsid="003869f0" style:font-size-asian="14pt" style:font-name-complex="Nazli" style:font-size-complex="14pt"/>
    </style:style>
    <style:style style:name="T8" style:family="text">
      <style:text-properties style:font-name="Nazli" fo:font-size="14pt" fo:font-weight="normal" officeooo:rsid="00592e6c" style:font-name-asian="DejaVu Sans Mono" style:font-size-asian="14pt" style:font-weight-asian="normal" style:font-name-complex="Nazli" style:font-size-complex="14pt" style:font-weight-complex="normal"/>
    </style:style>
    <style:style style:name="T9" style:family="text">
      <style:text-properties style:font-name="Nazli" fo:font-size="12pt" style:font-size-asian="12pt" style:font-name-complex="Nazli" style:font-size-complex="12pt"/>
    </style:style>
    <style:style style:name="T10" style:family="text">
      <style:text-properties style:font-name="Nazli" fo:font-size="12pt" officeooo:rsid="00519d9c" style:font-size-asian="12pt" style:font-name-complex="Nazli" style:font-size-complex="12pt"/>
    </style:style>
    <style:style style:name="T11" style:family="text">
      <style:text-properties style:font-name="Nazli" fo:font-size="12pt" officeooo:rsid="0055dd43" style:font-size-asian="12pt" style:font-name-complex="Nazli" style:font-size-complex="12pt"/>
    </style:style>
    <style:style style:name="T12" style:family="text">
      <style:text-properties style:font-name="Nazli" fo:font-size="12pt" officeooo:rsid="00525ed8" style:font-size-asian="12pt" style:font-name-complex="Nazli" style:font-size-complex="12pt"/>
    </style:style>
    <style:style style:name="T13" style:family="text">
      <style:text-properties officeooo:rsid="00360f88"/>
    </style:style>
    <style:style style:name="T14" style:family="text">
      <style:text-properties officeooo:rsid="0042efeb"/>
    </style:style>
    <style:style style:name="T15" style:family="text">
      <style:text-properties officeooo:rsid="00455d9e"/>
    </style:style>
    <style:style style:name="T16" style:family="text">
      <style:text-properties officeooo:rsid="004670bd"/>
    </style:style>
    <style:style style:name="T17" style:family="text">
      <style:text-properties officeooo:rsid="004a8f45"/>
    </style:style>
    <style:style style:name="T18" style:family="text">
      <style:text-properties officeooo:rsid="004c2636"/>
    </style:style>
    <style:style style:name="T19" style:family="text">
      <style:text-properties officeooo:rsid="004cc46b"/>
    </style:style>
    <style:style style:name="T20" style:family="text">
      <style:text-properties officeooo:rsid="004e78db"/>
    </style:style>
    <style:style style:name="T21" style:family="text">
      <style:text-properties officeooo:rsid="004fea9e"/>
    </style:style>
    <style:style style:name="T22" style:family="text">
      <style:text-properties officeooo:rsid="0050ac41"/>
    </style:style>
    <style:style style:name="T23" style:family="text">
      <style:text-properties officeooo:rsid="00542145"/>
    </style:style>
    <style:style style:name="T24" style:family="text">
      <style:text-properties officeooo:rsid="0055dd43"/>
    </style:style>
    <style:style style:name="T25" style:family="text">
      <style:text-properties style:text-position="super 58%" officeooo:rsid="0055dd43"/>
    </style:style>
    <style:style style:name="T26" style:family="text">
      <style:text-properties officeooo:rsid="00592e6c"/>
    </style:style>
    <style:style style:name="T27" style:family="text">
      <style:text-properties fo:font-weight="normal" officeooo:rsid="004c2636" style:font-name-asian="DejaVu Sans Mono" style:font-weight-asian="normal" style:font-weight-complex="normal"/>
    </style:style>
    <style:style style:name="T28" style:family="text">
      <style:text-properties fo:font-weight="normal" officeooo:rsid="00592e6c" style:font-name-asian="DejaVu Sans Mono" style:font-weight-asian="normal" style:font-weight-complex="normal"/>
    </style:style>
    <style:style style:name="T29" style:family="text">
      <style:text-properties fo:font-weight="normal" officeooo:rsid="004670bd" style:font-name-asian="DejaVu Sans Mono" style:font-weight-asian="normal" style:font-weight-complex="normal"/>
    </style:style>
    <style:style style:name="T30" style:family="text">
      <style:text-properties fo:font-weight="bold" officeooo:rsid="00592e6c" style:font-name-asian="DejaVu Sans Mono" style:font-weight-asian="bold" style:font-weight-complex="bold"/>
    </style:style>
    <style:style style:name="T31" style:family="text">
      <style:text-properties officeooo:rsid="001ba6d3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size="13pt" fo:font-weight="bold" style:font-size-asian="11pt" style:font-weight-asian="bold" style:font-name-complex="Nazli" style:font-size-complex="13pt" style:font-weight-complex="bold"/>
    </style:style>
    <style:style style:name="T34" style:family="text">
      <style:text-properties style:text-outline="false" fo:font-size="13pt" fo:text-shadow="none" fo:font-weight="bold" style:font-size-asian="13pt" style:font-weight-asian="bold" style:font-name-complex="Nazli" style:font-size-complex="13pt" style:font-weight-complex="bold"/>
    </style:style>
    <style:style style:name="T35" style:family="text">
      <style:text-properties fo:font-size="16pt" fo:font-weight="bold" style:font-size-asian="14pt" style:font-weight-asian="bold" style:font-name-complex="Nazli" style:font-size-complex="16pt" style:font-weight-complex="bold"/>
    </style:style>
    <style:style style:name="T36" style:family="text">
      <style:text-properties fo:font-size="12pt" fo:font-weight="bold" style:font-size-asian="10.5pt" style:font-weight-asian="bold" style:font-name-complex="Nazli" style:font-size-complex="12pt" style:font-weight-complex="bold"/>
    </style:style>
    <style:style style:name="T37" style:family="text">
      <style:text-properties style:text-outline="true" fo:font-size="48pt" fo:text-shadow="none" style:font-size-asian="48pt" style:font-size-complex="48pt"/>
    </style:style>
    <text:list-style style:name="L1">
      <text:list-level-style-image text:level="1" xlink:href="Pictures/100006A20000018D0000018DB3B6DC61F342ADE9.svg" xlink:type="simple" xlink:show="embed" xlink:actuate="onLoad">
        <style:list-level-properties text:list-level-position-and-space-mode="label-alignment" fo:text-align="end" style:vertical-pos="middle" style:vertical-rel="line" fo:width="0.1563in" fo:height="0.1563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image text:level="1" xlink:href="Pictures/100006A20000018D0000018DB3B6DC61F342ADE9.svg" xlink:type="simple" xlink:show="embed" xlink:actuate="onLoad">
        <style:list-level-properties text:list-level-position-and-space-mode="label-alignment" fo:text-align="end" style:vertical-pos="middle" style:vertical-rel="line" fo:width="0.1563in" fo:height="0.1563in">
          <style:list-level-label-alignment text:label-followed-by="listtab" text:list-tab-stop-position="0.5472in" fo:text-indent="-0.25in" fo:margin-left="0.5472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972in" fo:text-indent="-0.25in" fo:margin-left="2.7972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864b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00864b" draw:textarea-horizontal-align="justify" draw:textarea-vertical-align="middle" draw:auto-grow-height="false" fo:min-height="0.5311in" fo:min-width="1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8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00864b" draw:textarea-horizontal-align="justify" draw:textarea-vertical-align="middle" draw:auto-grow-height="false" fo:min-height="2.9898in" fo:min-width="6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9.4063in" fo:min-width="6.875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1" draw:style-name="gr10" draw:text-style-name="P32" svg:width="6.8752in" svg:height="9.4067in" svg:x="0.0091in" svg:y="0.0154in"><text:p/><draw:enhanced-geometry svg:viewBox="0 0 21600 21600" draw:type="rectangle" draw:enhanced-path="M 0 0 L 21600 0 21600 21600 0 21600 0 0 Z N"/></draw:custom-shape><draw:custom-shape text:anchor-type="paragraph" draw:z-index="1" draw:name="Shape2" draw:style-name="gr9" draw:text-style-name="P28" svg:width="6.8232in" svg:height="2.9898in" svg:x="-0.8244in" svg:y="3.7862in"><text:p/><draw:enhanced-geometry svg:viewBox="0 0 21600 21600" draw:type="rectangle" draw:enhanced-path="M 0 0 L 21600 0 21600 21600 0 21600 0 0 Z N"/></draw:custom-shape><draw:frame text:anchor-type="paragraph" draw:z-index="2" draw:name="Shape3" draw:style-name="gr8" draw:text-style-name="P31" svg:width="5.2504in" svg:height="0.8543in" svg:x="0.2173in" svg:y="4.8382in"><draw:text-box><text:p><text:span text:style-name="T37">R</text:span><text:span text:style-name="T37">E</text:span><text:span text:style-name="T37">Q</text:span><text:span text:style-name="T37">U</text:span><text:span text:style-name="T37">I</text:span><text:span text:style-name="T37">R</text:span><text:span text:style-name="T37">E</text:span><text:span text:style-name="T37">M</text:span><text:span text:style-name="T37">E</text:span><text:span text:style-name="T37">N</text:span><text:span text:style-name="T37">T</text:span><text:span text:style-name="T37">S</text:span></text:p></draw:text-box></draw:frame><draw:frame text:anchor-type="paragraph" draw:z-index="4" draw:name="Shape5" draw:style-name="gr7" draw:text-style-name="P29" svg:width="1.865in" svg:height="0.8925in" svg:x="0.3008in" svg:y="2.4193in"><draw:text-box><text:p><text:span text:style-name="T35">پ</text:span><text:span text:style-name="T35">ر</text:span><text:span text:style-name="T35">و</text:span><text:span text:style-name="T35">ژ</text:span><text:span text:style-name="T35">ه</text:span><text:span text:style-name="T35"> </text:span><text:span text:style-name="T35">ف</text:span><text:span text:style-name="T35">ی</text:span><text:span text:style-name="T35">ش</text:span><text:span text:style-name="T35"> </text:span><text:span text:style-name="T35">ح</text:span><text:span text:style-name="T35">ق</text:span><text:span text:style-name="T35">و</text:span><text:span text:style-name="T35">ق</text:span><text:span text:style-name="T35">ی</text:span><text:span text:style-name="T35"> </text:span></text:p><text:p><text:span text:style-name="T35"/></text:p><text:p><text:span text:style-name="T36">ت</text:span><text:span text:style-name="T36">ح</text:span><text:span text:style-name="T36">ت</text:span><text:span text:style-name="T36"> </text:span><text:span text:style-name="T36">ن</text:span><text:span text:style-name="T36">ظ</text:span><text:span text:style-name="T36">ا</text:span><text:span text:style-name="T36">ر</text:span><text:span text:style-name="T36">ت</text:span><text:span text:style-name="T36"> </text:span><text:span text:style-name="T36">د</text:span><text:span text:style-name="T36">ک</text:span><text:span text:style-name="T36">ت</text:span><text:span text:style-name="T36">ر</text:span><text:span text:style-name="T36"> </text:span><text:span text:style-name="T36">م</text:span><text:span text:style-name="T36">ح</text:span><text:span text:style-name="T36">م</text:span><text:span text:style-name="T36">و</text:span><text:span text:style-name="T36">د</text:span><text:span text:style-name="T36">ز</text:span><text:span text:style-name="T36">ا</text:span><text:span text:style-name="T36">د</text:span><text:span text:style-name="T36">ه</text:span></text:p></draw:text-box></draw:frame><draw:frame text:anchor-type="paragraph" draw:z-index="5" draw:name="Shape5" draw:style-name="gr6" draw:text-style-name="P30" svg:width="1.198in" svg:height="1.1843in" svg:x="0.2693in" svg:y="7.0028in"><draw:text-box><text:p><text:span text:style-name="T34">ن</text:span><text:span text:style-name="T34">س</text:span><text:span text:style-name="T34">ت</text:span><text:span text:style-name="T34">ر</text:span><text:span text:style-name="T34">ن</text:span><text:span text:style-name="T34"> </text:span><text:span text:style-name="T34">ع</text:span><text:span text:style-name="T34">ش</text:span><text:span text:style-name="T34">و</text:span><text:span text:style-name="T34">ر</text:span><text:span text:style-name="T34">ی</text:span><text:span text:style-name="T34"> </text:span></text:p><text:p><text:span text:style-name="T34">س</text:span><text:span text:style-name="T34">ا</text:span><text:span text:style-name="T34">ج</text:span><text:span text:style-name="T34">د</text:span><text:span text:style-name="T34">ه</text:span><text:span text:style-name="T34"> </text:span><text:span text:style-name="T34">ن</text:span><text:span text:style-name="T34">ی</text:span><text:span text:style-name="T34">ک</text:span><text:span text:style-name="T34"> </text:span><text:span text:style-name="T34">ن</text:span><text:span text:style-name="T34">د</text:span><text:span text:style-name="T34">ا</text:span><text:span text:style-name="T34">ف</text:span><text:span text:style-name="T34"> </text:span></text:p><text:p><text:span text:style-name="T34">م</text:span><text:span text:style-name="T34">ر</text:span><text:span text:style-name="T34">ی</text:span><text:span text:style-name="T34">م</text:span><text:span text:style-name="T34"> </text:span><text:span text:style-name="T34">س</text:span><text:span text:style-name="T34">ع</text:span><text:span text:style-name="T34">ی</text:span><text:span text:style-name="T34">د</text:span><text:span text:style-name="T34">م</text:span><text:span text:style-name="T34">ه</text:span><text:span text:style-name="T34">ر</text:span></text:p><text:p><text:span text:style-name="T34">م</text:span><text:span text:style-name="T34">ا</text:span><text:span text:style-name="T34">ئ</text:span><text:span text:style-name="T34">د</text:span><text:span text:style-name="T34">ه</text:span><text:span text:style-name="T34"> </text:span><text:span text:style-name="T34">ش</text:span><text:span text:style-name="T34">ا</text:span><text:span text:style-name="T34">م</text:span><text:span text:style-name="T34">ی</text:span><text:span text:style-name="T34">ر</text:span><text:span text:style-name="T34">ز</text:span><text:span text:style-name="T34">ا</text:span><text:span text:style-name="T34">ی</text:span><text:span text:style-name="T34">ی</text:span></text:p></draw:text-box></draw:frame><draw:frame text:anchor-type="paragraph" draw:z-index="6" draw:name="Shape6" draw:style-name="gr5" draw:text-style-name="P29" svg:width="0.7087in" svg:height="0.3024in" svg:x="5.3272in" svg:y="6.7756in"><draw:text-box><text:p><text:span text:style-name="T33">ب</text:span><text:span text:style-name="T33">ه</text:span><text:span text:style-name="T33">ا</text:span><text:span text:style-name="T33">ر</text:span><text:span text:style-name="T33"> </text:span><text:span text:style-name="T33">۱</text:span><text:span text:style-name="T33">۳</text:span><text:span text:style-name="T33">۹</text:span><text:span text:style-name="T33">۹</text:span></text:p></draw:text-box></draw:frame></text:p>
      <text:p text:style-name="P20"><draw:custom-shape text:anchor-type="paragraph" draw:z-index="3" draw:name="Shape4" draw:style-name="gr4" draw:text-style-name="P28" svg:width="1.1567in" svg:height="0.5315in" svg:x="-0.8138in" svg:y="0.0138in"><text:p/><draw:enhanced-geometry svg:viewBox="0 0 21600 21600" draw:type="rectangle" draw:enhanced-path="M 0 0 L 21600 0 21600 21600 0 21600 0 0 Z N"/></draw:custom-shape><draw:frame text:anchor-type="paragraph" draw:z-index="7" draw:name="Shape7" draw:style-name="gr3" draw:text-style-name="P27" svg:width="0.537in" svg:height="0.5315in" svg:x="-0.1681in" svg:y="0.0138in"><draw:text-box><text:p text:style-name="P26"><text:span text:style-name="T32">۱</text:span></text:p></draw:text-box></draw:frame></text:p>
      <text:p text:style-name="P4"><text:span text:style-name="T1"><text:s/></text:span><text:s text:c="4"/></text:p>
      <text:p text:style-name="P1"><text:span text:style-name="T2">Functional</text:span> Requireme<text:span text:style-name="T1">nts</text:span></text:p>
      <text:p text:style-name="P4"><draw:line text:anchor-type="paragraph" draw:z-index="8" draw:name="Shape8" draw:style-name="gr2" draw:text-style-name="P25" svg:x1="2.4984in" svg:y1="0.0638in" svg:x2="7.0402in" svg:y2="0.0846in"><text:p/></draw:line></text:p>
      <text:list xml:id="list1853228059" text:style-name="L1">
        <text:list-item>
          <text:p text:style-name="P7">Login </text:p>
          <text:list>
            <text:list-item>
              <text:p text:style-name="P18"><text:span text:style-name="T6">احراز هویت </text:span><text:span text:style-name="T7">و ورود</text:span><text:span text:style-name="T5"> به </text:span><text:span text:style-name="T6">پنل</text:span><text:span text:style-name="T5"> شخصی<text:line-break/></text:span></text:p>
            </text:list-item>
          </text:list>
        </text:list-item>
        <text:list-item>
          <text:p text:style-name="P9">مدیریت کارمندان</text:p>
          <text:list>
            <text:list-item>
              <text:p text:style-name="P16">ورود اطلاعات اولیه کارمندان</text:p>
            </text:list-item>
            <text:list-item>
              <text:p text:style-name="P16">ویرایش اطلاعات کارمندان</text:p>
            </text:list-item>
            <text:list-item>
              <text:p text:style-name="P16">حذف اطلاعات کارمند(ان)</text:p>
            </text:list-item>
          </text:list>
        </text:list-item>
      </text:list>
      <text:p text:style-name="P17"/>
      <text:list xml:id="list2346768191795" text:continue-numbering="true" text:style-name="L1">
        <text:list-item>
          <text:p text:style-name="P9">مدیریت فرم‌های فیش حقوقی</text:p>
          <text:list>
            <text:list-item>
              <text:p text:style-name="P19"><text:span text:style-name="T8"><text:s/>طراحی فرم اولیه جهت ورود دستی فیش حقوقی</text:span></text:p>
            </text:list-item>
            <text:list-item>
              <text:p text:style-name="P13"><text:span text:style-name="T28"><text:s/>طراحی فرم براساس فایلِ نمونه</text:span><text:span text:style-name="T27">‌</text:span><text:span text:style-name="T28">ِ</text:span><text:span text:style-name="T27"> </text:span><text:span text:style-name="T28">فیشِ آپلود شده</text:span></text:p>
            </text:list-item>
            <text:list-item>
              <text:p text:style-name="P13"><text:span text:style-name="T28">ویرایش فرمت فیلدهای فیش حقوقی (حذف و اضافه کردن فیلد </text:span><text:span text:style-name="T29">یا</text:span><text:span text:style-name="T28"> تغییر نام )</text:span></text:p>
              <text:p text:style-name="P13"><text:span text:style-name="T28"/></text:p>
            </text:list-item>
          </text:list>
        </text:list-item>
        <text:list-item>
          <text:p text:style-name="P13"><text:span text:style-name="T30">مدیریت فیش حقوقی</text:span></text:p>
          <text:list>
            <text:list-item>
              <text:p text:style-name="P11">ورود فیش به صورت دستی <text:span text:style-name="T13">برای هر کارمند</text:span></text:p>
            </text:list-item>
            <text:list-item>
              <text:p text:style-name="P11">ارسال فیش حقوقی یک ما<text:span text:style-name="T15">هِ تمام کارمندان</text:span> به صورت یک فایل کامل <text:span text:style-name="T26">با فرمت اکسل</text:span></text:p>
            </text:list-item>
            <text:list-item>
              <text:p text:style-name="P13">حذف فیش حقوقی یک ماه به صورت تکی <text:span text:style-name="T17">یا</text:span> دسته جمعی</text:p>
            </text:list-item>
            <text:list-item>
              <text:p text:style-name="P13"><text:span text:style-name="T26">ویرایش فیش حقوقی هر کارمند</text:span><text:line-break/></text:p>
            </text:list-item>
          </text:list>
        </text:list-item>
        <text:list-item>
          <text:p text:style-name="P8">جستجو</text:p>
          <text:list>
            <text:list-item>
              <text:p text:style-name="P15">جستجوی کارمند در زمان ورود<text:span text:style-name="T14">، حذف یا ویرایش</text:span> فیش حقوقی آن‌ها توسط مدیر<text:line-break/></text:p>
            </text:list-item>
          </text:list>
        </text:list-item>
        <text:list-item>
          <text:p text:style-name="P8">نمایش اطلاعات </text:p>
          <text:list>
            <text:list-item>
              <text:p text:style-name="P10">نمایش لیست کارمندان</text:p>
            </text:list-item>
            <text:list-item>
              <text:p text:style-name="P12">مشاهده فیش حقوقی</text:p>
            </text:list-item>
            <text:list-item>
              <text:p text:style-name="P12">نمایش تحلیل های اماری</text:p>
            </text:list-item>
            <text:list-item>
              <text:p text:style-name="P14"><text:span text:style-name="T31">مشاهده </text:span><text:span text:style-name="T3">زمان</text:span><text:span text:style-name="T31"> آخرین تغییر فایل های فیش حقوقی </text:span><text:span text:style-name="T19">(</text:span><text:span text:style-name="T31"> برای مسائل امنیتی </text:span><text:span text:style-name="T19">)</text:span></text:p>
            </text:list-item>
          </text:list>
        </text:list-item>
      </text:list>
      <text:p text:style-name="P5"><draw:custom-shape text:anchor-type="paragraph" draw:z-index="9" draw:name="Shape4" draw:style-name="gr4" draw:text-style-name="P28" svg:width="1.1567in" svg:height="0.5315in" svg:x="-0.8189in" svg:y="-0.0272in"><text:p/><draw:enhanced-geometry svg:viewBox="0 0 21600 21600" draw:type="rectangle" draw:enhanced-path="M 0 0 L 21600 0 21600 21600 0 21600 0 0 Z N"/></draw:custom-shape><draw:frame text:anchor-type="paragraph" draw:z-index="10" draw:name="Shape7" draw:style-name="gr3" draw:text-style-name="P27" svg:width="0.537in" svg:height="0.5315in" svg:x="-0.1681in" svg:y="-0.0272in"><draw:text-box><text:p text:style-name="P26"><text:span text:style-name="T32">۲</text:span></text:p></draw:text-box></draw:frame><text:soft-page-break/></text:p>
      <text:p text:style-name="P5"><text:span text:style-name="T1"><text:s/></text:span><text:s text:c="4"/></text:p>
      <text:p text:style-name="P2"><text:span text:style-name="T4">Non-Functional</text:span> Requireme<text:span text:style-name="T1">nts</text:span></text:p>
      <text:p text:style-name="P6"><draw:line text:anchor-type="paragraph" draw:z-index="11" draw:name="Shape8" draw:style-name="gr2" draw:text-style-name="P25" svg:x1="2.4984in" svg:y1="0.0638in" svg:x2="7.0402in" svg:y2="0.0846in"><text:p/></draw:line></text:p>
      <text:list xml:id="list1043251557" text:style-name="L2">
        <text:list-item>
          <text:p text:style-name="P23">اوایل <text:span text:style-name="T20">هر </text:span>ماه <text:span text:style-name="T21">،</text:span> پیک کار سیستم <text:span text:style-name="T21">است</text:span> و ماکزیمم کاربر آنلاین <text:span text:style-name="T24">، حدود ۷۰ کاربر در هر دقیقه</text:span><text:span text:style-name="T25">۱</text:span><text:span text:style-name="T24"> ، </text:span>در این زمان هاست <text:span text:style-name="T22">که</text:span> سیستم باید پاسخ دهی مناسب به همه کاربران داشته باشد. </text:p>
          <text:p text:style-name="P24"><draw:line text:anchor-type="paragraph" draw:z-index="12" draw:name="Shape9" draw:style-name="gr1" draw:text-style-name="P25" svg:x1="5.176in" svg:y1="0.1161in" svg:x2="0.5307in" svg:y2="0.1264in"><text:p/></draw:line><text:span text:style-name="T5"><text:line-break/></text:span><text:span text:style-name="T11">۱. <text:s/></text:span><text:span text:style-name="T9"><text:s/>با در نظر گرفتن </text:span><text:span text:style-name="T12">سرویس‌دهی به</text:span><text:span text:style-name="T9"> ۵۰ شرکت با میانگین ۲۰۰ کا</text:span><text:span text:style-name="T12">رمند برای هرکدام،</text:span><text:span text:style-name="T9"> <text:line-break/>که همگی در یک روز قصد مشاهده فیش حقوقی </text:span><text:span text:style-name="T12">خود را</text:span><text:span text:style-name="T9"> دارند </text:span><text:span text:style-name="T10"><text:line-break/></text:span></text:p>
        </text:list-item>
        <text:list-item>
          <text:p text:style-name="P22">سامانه باید به صورت ۲۴ ساعته در <text:span text:style-name="T23">طول</text:span> شبانه روز فعال باشد.</text:p>
        </text:list-item>
        <text:list-item>
          <text:p text:style-name="P22">تضمین امنیت اطلاعات کاربران</text:p>
        </text:list-item>
        <text:list-item>
          <text:p text:style-name="P22">سرعت بالای جست‌وجو</text:p>
        </text:list-item>
        <text:list-item>
          <text:p text:style-name="P22">زیبایی ظاهری سیستم (UI) </text:p>
        </text:list-item>
        <text:list-item>
          <text:p text:style-name="P22">تجربه کاربری خوب <text:s text:c="2"/>(UX) 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00:23:46.354240973</dc:date>
    <meta:editing-duration>PT15H55M21S</meta:editing-duration>
    <meta:editing-cycles>75</meta:editing-cycles>
    <meta:document-statistic meta:table-count="0" meta:image-count="0" meta:object-count="0" meta:page-count="3" meta:paragraph-count="34" meta:word-count="258" meta:character-count="1225" meta:non-whitespace-character-count="999"/>
  </office:meta>
</office:document-meta>
</file>